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945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.1181in" fo:margin-top="0in" fo:margin-bottom="0.139in" style:contextual-spacing="false" fo:line-height="138%" fo:text-indent="0.492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228b0d" style:text-blinking="false" fo:background-color="transparent"/>
    </style:style>
    <style:style style:name="P10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47be3" officeooo:paragraph-rsid="00147be3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d54f9" officeooo:paragraph-rsid="001d54f9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8a57" officeooo:paragraph-rsid="001ef6d1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weight="normal"/>
    </style:style>
    <style:style style:name="P16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weight="normal"/>
    </style:style>
    <style:style style:name="P17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weight="normal"/>
    </style:style>
    <style:style style:name="P18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weight="normal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d54f9" officeooo:paragraph-rsid="001d54f9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28b0d" officeooo:paragraph-rsid="00228b0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3dc16" officeooo:paragraph-rsid="0023dc1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57bfe" officeooo:paragraph-rsid="00257bfe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2pt" officeooo:rsid="001d54f9" officeooo:paragraph-rsid="001d54f9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2pt" officeooo:rsid="00228b0d" officeooo:paragraph-rsid="00228b0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officeooo:rsid="0023dc16" officeooo:paragraph-rsid="0023dc1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officeooo:rsid="00257bfe" officeooo:paragraph-rsid="00257bfe" style:font-size-asian="12pt" style:font-size-complex="12pt"/>
    </style:style>
    <style:style style:name="P27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ff2aa" officeooo:paragraph-rsid="000ff2aa" style:text-blinking="false" fo:background-color="transparent"/>
    </style:style>
    <style:style style:name="P29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7c006" officeooo:paragraph-rsid="0017c006" style:text-blinking="false" fo:background-color="transparent"/>
    </style:style>
    <style:style style:name="P30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31" style:family="paragraph" style:parent-style-name="Text_20_body">
      <style:paragraph-properties fo:margin-left="0in" fo:margin-right="0.1181in" fo:margin-top="0in" fo:margin-bottom="0.139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2bcee4" style:text-blinking="false" fo:background-color="transparent"/>
    </style:style>
    <style:style style:name="P32" style:family="paragraph" style:parent-style-name="Text_20_body">
      <style:paragraph-properties fo:margin-left="0in" fo:margin-right="0.1181in" fo:margin-top="0in" fo:margin-bottom="0.139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bcee4" style:text-blinking="false" fo:background-color="transparent" style:font-weight-asian="normal" style:font-weight-complex="normal"/>
    </style:style>
    <style:style style:name="P33" style:family="paragraph" style:parent-style-name="Text_20_body" style:list-style-name="L2"/>
    <style:style style:name="P34" style:family="paragraph" style:parent-style-name="Text_20_body" style:list-style-name="L2">
      <style:paragraph-properties fo:margin-top="0in" fo:margin-bottom="0in" style:contextual-spacing="false"/>
    </style:style>
    <style:style style:name="P35" style:family="paragraph" style:parent-style-name="Text_20_body" style:list-style-name="L2">
      <style:text-properties officeooo:paragraph-rsid="0020b57e"/>
    </style:style>
    <style:style style:name="P36" style:family="paragraph" style:parent-style-name="Text_20_body" style:list-style-name="L2">
      <style:paragraph-properties fo:margin-top="0in" fo:margin-bottom="0in" style:contextual-spacing="false"/>
      <style:text-properties officeooo:paragraph-rsid="0020b57e"/>
    </style:style>
    <style:style style:name="P37" style:family="paragraph" style:parent-style-name="Text_20_body" style:list-style-name="L2">
      <style:paragraph-properties fo:margin-top="0in" fo:margin-bottom="0in" style:contextual-spacing="false"/>
      <style:text-properties officeooo:rsid="0020b57e"/>
    </style:style>
    <style:style style:name="P38" style:family="paragraph" style:parent-style-name="Text_20_body">
      <style:paragraph-properties fo:margin-left="0in" fo:margin-right="0.1181in" fo:margin-top="0in" fo:margin-bottom="0.139in" style:contextual-spacing="false" fo:line-height="138%" fo:text-indent="0.5in" style:auto-text-indent="false" style:writing-mode="lr-tb"/>
      <style:text-properties officeooo:paragraph-rsid="000d883e"/>
    </style:style>
    <style:style style:name="P39" style:family="paragraph" style:parent-style-name="Text_20_body">
      <style:paragraph-properties fo:margin-top="0in" fo:margin-bottom="0in" style:contextual-spacing="false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paragraph-properties fo:margin-top="0in" fo:margin-bottom="0in" style:contextual-spacing="false"/>
    </style:style>
    <style:style style:name="P42" style:family="paragraph" style:parent-style-name="Text_20_body" style:list-style-name="L4"/>
    <style:style style:name="P43" style:family="paragraph" style:parent-style-name="Text_20_body" style:list-style-name="L4">
      <style:paragraph-properties fo:margin-top="0in" fo:margin-bottom="0in" style:contextual-spacing="false"/>
    </style:style>
    <style:style style:name="P44" style:family="paragraph" style:parent-style-name="Text_20_body" style:list-style-name="L5"/>
    <style:style style:name="P45" style:family="paragraph" style:parent-style-name="Text_20_body" style:list-style-name="L5">
      <style:paragraph-properties fo:margin-top="0in" fo:margin-bottom="0in" style:contextual-spacing="false"/>
    </style:style>
    <style:style style:name="P46" style:family="paragraph" style:parent-style-name="Text_20_body" style:list-style-name="L6"/>
    <style:style style:name="P47" style:family="paragraph" style:parent-style-name="Text_20_body" style:list-style-name="L6">
      <style:paragraph-properties fo:margin-top="0in" fo:margin-bottom="0in" style:contextual-spacing="false"/>
    </style:style>
    <style:style style:name="P48" style:family="paragraph" style:parent-style-name="Text_20_body" style:list-style-name="L7"/>
    <style:style style:name="P49" style:family="paragraph" style:parent-style-name="Text_20_body" style:list-style-name="L7">
      <style:paragraph-properties fo:margin-top="0in" fo:margin-bottom="0in" style:contextual-spacing="false"/>
    </style:style>
    <style:style style:name="P50" style:family="paragraph" style:parent-style-name="Text_20_body" style:list-style-name="L8"/>
    <style:style style:name="P51" style:family="paragraph" style:parent-style-name="Text_20_body" style:list-style-name="L8">
      <style:paragraph-properties fo:margin-top="0in" fo:margin-bottom="0in" style:contextual-spacing="false"/>
    </style:style>
    <style:style style:name="P52" style:family="paragraph" style:parent-style-name="Text_20_body" style:list-style-name="L9"/>
    <style:style style:name="P53" style:family="paragraph" style:parent-style-name="Text_20_body" style:list-style-name="L9">
      <style:paragraph-properties fo:margin-top="0in" fo:margin-bottom="0in" style:contextual-spacing="false"/>
    </style:style>
    <style:style style:name="P54" style:family="paragraph" style:parent-style-name="Text_20_body" style:list-style-name="L10"/>
    <style:style style:name="P55" style:family="paragraph" style:parent-style-name="Text_20_body" style:list-style-name="L10">
      <style:paragraph-properties fo:margin-top="0in" fo:margin-bottom="0in" style:contextual-spacing="false"/>
    </style:style>
    <style:style style:name="P56" style:family="paragraph" style:parent-style-name="Text_20_body" style:list-style-name="L11"/>
    <style:style style:name="P57" style:family="paragraph" style:parent-style-name="Text_20_body" style:list-style-name="L11">
      <style:paragraph-properties fo:margin-top="0in" fo:margin-bottom="0in" style:contextual-spacing="false"/>
    </style:style>
    <style:style style:name="P58" style:family="paragraph" style:parent-style-name="Text_20_body" style:list-style-name="L12"/>
    <style:style style:name="P59" style:family="paragraph" style:parent-style-name="Text_20_body" style:list-style-name="L12">
      <style:paragraph-properties fo:margin-top="0in" fo:margin-bottom="0in" style:contextual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285ec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b4fb1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ff2a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285ec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285ec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d883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style:font-name="Times New Roman" fo:font-size="16pt" fo:font-style="normal" fo:font-weight="bold"/>
    </style:style>
    <style:style style:name="T12" style:family="text">
      <style:text-properties officeooo:rsid="000d40ec"/>
    </style:style>
    <style:style style:name="T13" style:family="text">
      <style:text-properties officeooo:rsid="000ff2aa"/>
    </style:style>
    <style:style style:name="T14" style:family="text">
      <style:text-properties officeooo:rsid="0010f74c"/>
    </style:style>
    <style:style style:name="T15" style:family="text">
      <style:text-properties style:font-name="Consolas" fo:font-size="10pt" fo:font-weight="normal" officeooo:rsid="00147be3"/>
    </style:style>
    <style:style style:name="T16" style:family="text">
      <style:text-properties style:font-name="Liberation Serif" fo:font-weight="normal" officeooo:rsid="00147be3" style:font-size-asian="12pt" style:font-size-complex="12pt"/>
    </style:style>
    <style:style style:name="T17" style:family="text">
      <style:text-properties style:font-name="Liberation Serif" fo:font-weight="normal" officeooo:rsid="00228b0d" style:font-size-asian="12pt" style:font-size-complex="12pt"/>
    </style:style>
    <style:style style:name="T18" style:family="text">
      <style:text-properties officeooo:rsid="00160b66"/>
    </style:style>
    <style:style style:name="T19" style:family="text">
      <style:text-properties officeooo:rsid="00179bab"/>
    </style:style>
    <style:style style:name="T20" style:family="text">
      <style:text-properties officeooo:rsid="001875ec"/>
    </style:style>
    <style:style style:name="T21" style:family="text">
      <style:text-properties officeooo:rsid="0020b57e"/>
    </style:style>
    <style:style style:name="T22" style:family="text">
      <style:text-properties officeooo:rsid="00228b0d"/>
    </style:style>
    <style:style style:name="T23" style:family="text">
      <style:text-properties officeooo:rsid="0023dc16"/>
    </style:style>
    <style:style style:name="T24" style:family="text">
      <style:text-properties officeooo:rsid="00257bfe"/>
    </style:style>
    <style:style style:name="T25" style:family="text">
      <style:text-properties fo:font-size="18pt" fo:background-color="#ffa6a6" loext:char-shading-value="0" style:font-size-asian="18pt" style:font-size-complex="18pt"/>
    </style:style>
    <style:style style:name="T26" style:family="text">
      <style:text-properties fo:font-size="18pt" officeooo:rsid="00257bfe" fo:background-color="#ffa6a6" loext:char-shading-value="0" style:font-size-asian="18pt" style:font-size-complex="18pt"/>
    </style:style>
    <style:style style:name="T27" style:family="text">
      <style:text-properties fo:font-size="18pt" officeooo:rsid="0026b08f" fo:background-color="#ffa6a6" loext:char-shading-value="0" style:font-size-asian="18pt" style:font-size-complex="18pt"/>
    </style:style>
    <style:style style:name="T28" style:family="text">
      <style:text-properties officeooo:rsid="002080b0"/>
    </style:style>
    <style:style style:name="T29" style:family="text">
      <style:text-properties officeooo:rsid="0018f191" style:font-size-asian="12pt" style:font-weight-asian="bold" style:font-size-complex="12pt" style:font-weight-complex="bold"/>
    </style:style>
    <style:style style:name="T30" style:family="text">
      <style:text-properties officeooo:rsid="002bcee4" style:font-size-asian="12pt" style:font-weight-asian="bold" style:font-size-complex="12pt" style:font-weight-complex="bold"/>
    </style:style>
    <style:style style:name="T31" style:family="text">
      <style:text-properties officeooo:rsid="002bcee4" style:font-size-asian="12pt" style:font-size-complex="12pt"/>
    </style:style>
    <style:style style:name="T32" style:family="text">
      <style:text-properties officeooo:rsid="0018f191" style:font-size-asian="12pt" style:font-size-complex="12pt"/>
    </style:style>
    <style:style style:name="T33" style:family="text">
      <style:text-properties officeooo:rsid="002bcee4"/>
    </style:style>
    <style:style style:name="T34" style:family="text">
      <style:text-properties fo:font-weight="normal" officeooo:rsid="002bcee4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5177983-7fff-66ae-5616-ca9344450db2"/>Московский Авиационный Институт</text:p>
      <text:p text:style-name="P2">(Национальный Исследовательский Университет)</text:p>
      <text:p text:style-name="P2">Институт №8 “Компьютерные науки и прикладная математика”</text:p>
      <text:p text:style-name="P2">Кафедра №806 “Вычислительная математика и программирование”</text:p>
      <text:p text:style-name="Text_20_body"/>
      <text:p text:style-name="P16"><text:span text:style-name="T1">Лабораторная работа №</text:span><text:span text:style-name="T2">3</text:span><text:span text:style-name="T10"> </text:span><text:span text:style-name="T1">по курсу</text:span></text:p>
      <text:p text:style-name="P5">«Операционные системы»</text:p>
      <text:p text:style-name="P15"><text:line-break/><text:line-break/><text:line-break/><text:line-break/><text:line-break/><text:line-break/><text:line-break/></text:p>
      <text:p text:style-name="P17"><text:span text:style-name="T3">Группа: М8О-2</text:span><text:span text:style-name="T4">13</text:span><text:span text:style-name="T3">Б-23</text:span></text:p>
      <text:p text:style-name="P17"><text:span text:style-name="T3">Студент: </text:span><text:span text:style-name="T4">Гуляев А.П.</text:span><text:span text:style-name="T3"> </text:span></text:p>
      <text:p text:style-name="P3">Преподаватель: Бахарев В.Д. </text:p>
      <text:p text:style-name="P3">Оценка: ____________________ </text:p>
      <text:p text:style-name="P17"><text:span text:style-name="T3">Дата: </text:span><text:span text:style-name="T6">24</text:span><text:span text:style-name="T4">.1</text:span><text:span text:style-name="T5">1</text:span><text:span text:style-name="T3">.24</text:span></text:p>
      <text:p text:style-name="P15"><text:line-break/></text:p>
      <text:p text:style-name="P4">Москва, 2024</text:p>
      <text:p text:style-name="P6"/>
      <text:p text:style-name="P7">Постановка задачи</text:p>
      <text:p text:style-name="P18"><text:span text:style-name="T7">Вариант </text:span><text:span text:style-name="T8">7</text:span><text:span text:style-name="T7">.</text:span></text:p>
      <text:p text:style-name="P30">В файле записаны команды вида: «число число число&lt;endline&gt;». Дочерний процесс считает их сумму и выводит результат в стандартный поток вывода. Числа имеют тип float. Количество чисел может быть произвольным.</text:p>
      <text:p text:style-name="P10">  <text:span text:style-name="T11">Общий метод и алгоритм решения</text:span></text:p>
      <text:p text:style-name="P8">Использованные системные вызовы:</text:p>
      <text:list xml:id="list567991253" text:style-name="L1">
        <text:list-item>
          <text:p text:style-name="P27">pid_t fork(void); – созда<text:span text:style-name="T20">ние</text:span> дочерн<text:span text:style-name="T20">его</text:span> процесс<text:span text:style-name="T20">а</text:span></text:p>
        </text:list-item>
        <text:list-item>
          <text:p text:style-name="P27">pid_t wait(<text:span text:style-name="T13">int</text:span>) - <text:span text:style-name="T13">о</text:span>жидание завершения дочерн<text:span text:style-name="T12">их</text:span> процесс<text:span text:style-name="T12">ов</text:span></text:p>
        </text:list-item>
        <text:list-item>
          <text:p text:style-name="P27">key_t ftok (const char *, int) – <text:span text:style-name="T13">создание ключа System V IPC</text:span></text:p>
        </text:list-item>
        <text:list-item>
          <text:p text:style-name="P28">int shmget(key_t, size_t, int) – получение дескриптора (создание) разделяемого сегмента памяти</text:p>
        </text:list-item>
        <text:list-item>
          <text:p text:style-name="P28">void *shmat(int, const void*, int) – внесение разделяемого сегмента памяти в пространство имен процесса</text:p>
        </text:list-item>
        <text:list-item>
          <text:p text:style-name="P28">int shmdt(const void*) - удаленеи разделяемого сегмента памяти из пространства имен процесса</text:p>
        </text:list-item>
        <text:list-item>
          <text:p text:style-name="P29">int shmctl(<text:span text:style-name="T20">int, int, struct shmid_ds *) - удаление разделяемого сегмента памяти</text:span><text:span text:style-name="T28"> </text:span></text:p>
        </text:list-item>
      </text:list>
      <text:p text:style-name="P38"><text:span text:style-name="T9">Описание работы программы:</text:span></text:p>
      <text:h text:style-name="Heading_20_3" text:outline-level="3"><text:span text:style-name="Strong_20_Emphasis">1. Родительская программа (</text:span><text:span text:style-name="Strong_20_Emphasis"><text:span text:style-name="Source_20_Text">main.c</text:span></text:span><text:span text:style-name="Strong_20_Emphasis">):</text:span></text:h>
      <text:h text:style-name="Heading_20_4" text:outline-level="4"><text:span text:style-name="Strong_20_Emphasis">Инициализация:</text:span></text:h>
      <text:list xml:id="list3533657060" text:style-name="L3">
        <text:list-item>
          <text:p text:style-name="P41">Программа открывает файл, переданный как аргумент командной строки (<text:span text:style-name="Source_20_Text">argv[1]</text:span>). Если файл не удаётся открыть, выводится сообщение об ошибке.</text:p>
        </text:list-item>
        <text:list-item>
          <text:p text:style-name="P40">Генерируются два ключа с помощью функции <text:span text:style-name="Source_20_Text">ftok()</text:span> для доступа к разделяемой памяти между родительской и дочерней программами.</text:p>
        </text:list-item>
      </text:list>
      <text:h text:style-name="Heading_20_4" text:outline-level="4"><text:span text:style-name="Strong_20_Emphasis">Создание дочернего процесса:</text:span></text:h>
      <text:list xml:id="list1651120254" text:style-name="L4">
        <text:list-item>
          <text:p text:style-name="P43">Родительский процесс создаёт дочерний процесс с помощью <text:span text:style-name="Source_20_Text">fork()</text:span>.</text:p>
        </text:list-item>
        <text:list-item>
          <text:p text:style-name="P43">Функция <text:span text:style-name="Source_20_Text">fork()</text:span> возвращает:</text:p>
          <text:list>
            <text:list-item>
              <text:p text:style-name="P43"><text:span text:style-name="Source_20_Text">-1</text:span> в случае ошибки,</text:p>
            </text:list-item>
            <text:list-item>
              <text:p text:style-name="P43"><text:span text:style-name="Source_20_Text">0</text:span> в дочернем процессе,</text:p>
            </text:list-item>
            <text:list-item>
              <text:p text:style-name="P43">PID дочернего процесса в родительском.</text:p>
              <text:list>
                <text:list-item>
                  <text:p text:style-name="P43"><text:span text:style-name="Strong_20_Emphasis">Дочерний процесс</text:span>:</text:p>
                  <text:list>
                    <text:list-item>
                      <text:p text:style-name="P43"><text:soft-page-break/>Он перенаправляет свой стандартный ввод (<text:span text:style-name="Source_20_Text">STDIN_FILENO</text:span>) на файл, открытый ранее, с помощью <text:span text:style-name="Source_20_Text">dup2(input, STDIN_FILENO)</text:span>.</text:p>
                    </text:list-item>
                    <text:list-item>
                      <text:p text:style-name="P43">Затем выполняется программа <text:span text:style-name="Source_20_Text">child.out</text:span> (собранная из исходного файла <text:span text:style-name="Source_20_Text">child.c</text:span>) с помощью <text:span text:style-name="Source_20_Text">execve()</text:span>.</text:p>
                    </text:list-item>
                  </text:list>
                </text:list-item>
                <text:list-item>
                  <text:p text:style-name="P43"><text:span text:style-name="Strong_20_Emphasis">Родительский процесс</text:span>:</text:p>
                  <text:list>
                    <text:list-item>
                      <text:p text:style-name="P42">Родительский процесс ожидает завершения дочернего с помощью <text:span text:style-name="Source_20_Text">waitpid()</text:span>.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<text:span text:style-name="Strong_20_Emphasis">Работа с разделяемой памятью:</text:span></text:h>
      <text:list xml:id="list1944767992" text:style-name="L5">
        <text:list-item>
          <text:p text:style-name="P45">После завершения дочернего процесса родитель получает доступ к сегментам разделяемой памяти:</text:p>
          <text:list>
            <text:list-item>
              <text:p text:style-name="P45"><text:span text:style-name="Source_20_Text">output_size_key</text:span> — сегмент, содержащий количество строк, которые вывел дочерний процесс.</text:p>
            </text:list-item>
            <text:list-item>
              <text:p text:style-name="P45"><text:span text:style-name="Source_20_Text">output_key</text:span> — сегмент, содержащий фактические данные (результаты обработки дочерней программы).</text:p>
            </text:list-item>
          </text:list>
        </text:list-item>
        <text:list-item>
          <text:p text:style-name="P45">Используется <text:span text:style-name="Source_20_Text">shmget()</text:span> для получения ID сегментов разделяемой памяти и <text:span text:style-name="Source_20_Text">shmat()</text:span> для их подключения к пространству адресов процесса.</text:p>
        </text:list-item>
        <text:list-item>
          <text:p text:style-name="P45">Родительская программа затем читает данные из разделяемой памяти и выводит их на стандартный вывод (<text:span text:style-name="Source_20_Text">STDOUT_FILENO</text:span>).</text:p>
        </text:list-item>
        <text:list-item>
          <text:p text:style-name="P44">В конце программа отсоединяется от разделяемой памяти и закрывает файл.</text:p>
        </text:list-item>
      </text:list>
      <text:h text:style-name="Heading_20_3" text:outline-level="3"><text:span text:style-name="Strong_20_Emphasis">2. Дочерняя программа (</text:span><text:span text:style-name="Strong_20_Emphasis"><text:span text:style-name="Source_20_Text">child.c</text:span></text:span><text:span text:style-name="Strong_20_Emphasis">):</text:span></text:h>
      <text:h text:style-name="Heading_20_4" text:outline-level="4"><text:span text:style-name="Strong_20_Emphasis">Чтение и обработка входных данных:</text:span></text:h>
      <text:list xml:id="list3312013232" text:style-name="L6">
        <text:list-item>
          <text:p text:style-name="P47">Дочерний процесс генерирует ключи для разделяемой памяти (<text:span text:style-name="Source_20_Text">output_size_key</text:span> и <text:span text:style-name="Source_20_Text">output_key</text:span>).</text:p>
        </text:list-item>
        <text:list-item>
          <text:p text:style-name="P47">Создаёт два сегмента разделяемой памяти с помощью <text:span text:style-name="Source_20_Text">shmget()</text:span>:</text:p>
          <text:list>
            <text:list-item>
              <text:p text:style-name="P47">Один для хранения размера вывода (<text:span text:style-name="Source_20_Text">output_size</text:span>).</text:p>
            </text:list-item>
            <text:list-item>
              <text:p text:style-name="P47">Другой для хранения самих данных вывода.</text:p>
            </text:list-item>
          </text:list>
        </text:list-item>
        <text:list-item>
          <text:p text:style-name="P46">Создаётся буфер (<text:span text:style-name="Source_20_Text">output_buff</text:span>), и дочерний процесс начинает читать данные из <text:span text:style-name="Source_20_Text">STDIN_FILENO</text:span> (который был перенаправлен на файл родительским процессом).</text:p>
        </text:list-item>
      </text:list>
      <text:h text:style-name="Heading_20_4" text:outline-level="4"><text:span text:style-name="Strong_20_Emphasis">Обработка чисел:</text:span></text:h>
      <text:list xml:id="list691570952" text:style-name="L7">
        <text:list-item>
          <text:p text:style-name="P49">Программа читает данные слово за словом с помощью функции <text:span text:style-name="Source_20_Text">read_until_space()</text:span>, которая считывает символы из файла до первого пробела, табуляции или новой строки.</text:p>
        </text:list-item>
        <text:list-item>
          <text:p text:style-name="P49">Каждое слово пытается преобразовать в <text:span text:style-name="Strong_20_Emphasis">число с плавающей точкой</text:span> с помощью функции <text:span text:style-name="Source_20_Text">read_double()</text:span>. Если слово не является числом, выводится ошибка.</text:p>
        </text:list-item>
        <text:list-item>
          <text:p text:style-name="P49">Числа суммируются в переменной <text:span text:style-name="Source_20_Text">sum</text:span>. Когда встречается символ новой строки (<text:span text:style-name="Source_20_Text">'\n'</text:span>), программа записывает текущую сумму (преобразованную в строку) в разделяемую память и сбрасывает сумму в ноль.</text:p>
        </text:list-item>
        <text:list-item>
          <text:p text:style-name="P48">Этот процесс продолжается до тех пор, пока все входные данные не будут обработаны.</text:p>
        </text:list-item>
      </text:list>
      <text:h text:style-name="Heading_20_4" text:outline-level="4"><text:soft-page-break/><text:span text:style-name="Strong_20_Emphasis">Запись результатов в разделяемую память:</text:span></text:h>
      <text:list xml:id="list3082890562" text:style-name="L8">
        <text:list-item>
          <text:p text:style-name="P51">После обработки всех данных программа записывает результат в разделяемую память в сегмент <text:span text:style-name="Source_20_Text">output_key</text:span>.</text:p>
        </text:list-item>
        <text:list-item>
          <text:p text:style-name="P51">Программа обновляет переменную <text:span text:style-name="Source_20_Text">*output_size</text:span>, которая отслеживает количество строк результатов, и увеличивает размер выделенного буфера, если это необходимо.</text:p>
        </text:list-item>
        <text:list-item>
          <text:p text:style-name="P50">В конце дочерний процесс отсоединяется от разделяемой памяти (<text:span text:style-name="Source_20_Text">shmdt()</text:span>), освобождает динамически выделенную память (<text:span text:style-name="Source_20_Text">free(output_buff)</text:span>) и закрывает стандартный ввод.</text:p>
        </text:list-item>
      </text:list>
      <text:h text:style-name="Heading_20_3" text:outline-level="3"><text:span text:style-name="Strong_20_Emphasis">Основные функции:</text:span></text:h>
      <text:list xml:id="list4181192309" text:style-name="L9">
        <text:list-item>
          <text:p text:style-name="P52"><text:span text:style-name="Strong_20_Emphasis">Работа с разделяемой памятью:</text:span></text:p>
          <text:list>
            <text:list-item>
              <text:p text:style-name="P53"><text:span text:style-name="Source_20_Text">shmem_create()</text:span> — создаёт или получает доступ к сегменту разделяемой памяти для записи данных.</text:p>
            </text:list-item>
            <text:list-item>
              <text:p text:style-name="P53"><text:span text:style-name="Source_20_Text">shmem_get()</text:span> — получает ID существующего сегмента разделяемой памяти для чтения.</text:p>
            </text:list-item>
            <text:list-item>
              <text:p text:style-name="P53"><text:span text:style-name="Source_20_Text">shmat()</text:span> и <text:span text:style-name="Source_20_Text">shmdt()</text:span> — подключают и отсоединяют разделяемую память от процесса.</text:p>
            </text:list-item>
          </text:list>
        </text:list-item>
        <text:list-item>
          <text:p text:style-name="P52"><text:span text:style-name="Strong_20_Emphasis">Обработка ошибок:</text:span></text:p>
          <text:list>
            <text:list-item>
              <text:p text:style-name="P53"><text:span text:style-name="Source_20_Text">write_error()</text:span> — выводит сообщения об ошибке в стандартный поток ошибок (<text:span text:style-name="Source_20_Text">STDERR_FILENO</text:span>).</text:p>
            </text:list-item>
          </text:list>
        </text:list-item>
        <text:list-item>
          <text:p text:style-name="P52"><text:span text:style-name="Strong_20_Emphasis">Обработка данных:</text:span></text:p>
          <text:list>
            <text:list-item>
              <text:p text:style-name="P53"><text:span text:style-name="Source_20_Text">read_double()</text:span> — преобразует строку в число с плавающей точкой, обрабатывая как целую, так и дробную части.</text:p>
            </text:list-item>
            <text:list-item>
              <text:p text:style-name="P52"><text:span text:style-name="Source_20_Text">read_until_space()</text:span> — считывает символы из стандартного ввода до пробела или новой строки и записывает их в буфер.</text:p>
            </text:list-item>
          </text:list>
        </text:list-item>
      </text:list>
      <text:h text:style-name="Heading_20_3" text:outline-level="3"><text:span text:style-name="Strong_20_Emphasis">Поток данных:</text:span></text:h>
      <text:list xml:id="list265793838" text:style-name="L10">
        <text:list-item>
          <text:p text:style-name="P54"><text:span text:style-name="Strong_20_Emphasis">Родительский процесс</text:span>:</text:p>
          <text:list>
            <text:list-item>
              <text:p text:style-name="P55">Открывает входной файл.</text:p>
            </text:list-item>
            <text:list-item>
              <text:p text:style-name="P55">Создаёт дочерний процесс и ожидает его завершения.</text:p>
            </text:list-item>
            <text:list-item>
              <text:p text:style-name="P55">Читает результаты из разделяемой памяти и выводит их на экран.</text:p>
            </text:list-item>
          </text:list>
        </text:list-item>
        <text:list-item>
          <text:p text:style-name="P54"><text:span text:style-name="Strong_20_Emphasis">Дочерний процесс</text:span>:</text:p>
          <text:list>
            <text:list-item>
              <text:p text:style-name="P55">Читает данные из файла.</text:p>
            </text:list-item>
            <text:list-item>
              <text:p text:style-name="P54">Преобразует каждое число в формат <text:span text:style-name="Source_20_Text">double</text:span>, суммирует их и записывает результаты в разделяемую память.</text:p>
            </text:list-item>
          </text:list>
        </text:list-item>
      </text:list>
      <text:h text:style-name="Heading_20_3" text:outline-level="3"><text:span text:style-name="Strong_20_Emphasis">Обработка ошибок:</text:span></text:h>
      <text:p text:style-name="Text_20_body">Обе программы включают обработку ошибок для распространённых проблем, таких как:</text:p>
      <text:list xml:id="list1208835433" text:style-name="L11">
        <text:list-item>
          <text:p text:style-name="P57">Ошибки открытия файлов.</text:p>
        </text:list-item>
        <text:list-item>
          <text:p text:style-name="P57">Ошибки выделения разделяемой памяти.</text:p>
        </text:list-item>
        <text:list-item>
          <text:p text:style-name="P56">Ошибки при вызовах системных функций (<text:span text:style-name="Source_20_Text">fork()</text:span>, <text:span text:style-name="Source_20_Text">execve()</text:span> и т. д.).</text:p>
        </text:list-item>
      </text:list>
      <text:h text:style-name="Heading_20_3" text:outline-level="3"><text:soft-page-break/><text:span text:style-name="Strong_20_Emphasis">Общий рабочий процесс:</text:span></text:h>
      <text:list xml:id="list1925076134" text:style-name="L12">
        <text:list-item>
          <text:p text:style-name="P59">Родительская программа подготавливает и открывает файл.</text:p>
        </text:list-item>
        <text:list-item>
          <text:p text:style-name="P59">Родитель создаёт дочерний процесс, который читает числа, суммирует их и записывает результаты в разделяемую память.</text:p>
        </text:list-item>
        <text:list-item>
          <text:p text:style-name="P58">После завершения дочернего процесса родитель забирает результаты из разделяемой памяти и выводит их.</text:p>
        </text:list-item>
      </text:list>
      <text:p text:style-name="Text_20_body"/>
      <text:p text:style-name="P6">Код программы</text:p>
      <text:p text:style-name="Text_20_body">main.c:</text:p>
      <text:p text:style-name="Text_20_body"/>
      <text:p text:style-name="Text_20_body">#include &lt;sys/types.h&gt;</text:p>
      <text:p text:style-name="Text_20_body">#include &lt;sys/wait.h&gt;</text:p>
      <text:p text:style-name="Text_20_body">#include &lt;unistd.h&gt;</text:p>
      <text:p text:style-name="Text_20_body">#include &lt;fcntl.h&gt;</text:p>
      <text:p text:style-name="Text_20_body">#include &lt;string.h&gt;</text:p>
      <text:p text:style-name="Text_20_body"/>
      <text:p text:style-name="Text_20_body">#include &lt;sys/shm.h&gt;</text:p>
      <text:p text:style-name="Text_20_body">#include &lt;sys/ipc.h&gt;</text:p>
      <text:p text:style-name="Text_20_body">#include &lt;errno.h&gt;</text:p>
      <text:p text:style-name="Text_20_body"/>
      <text:p text:style-name="Text_20_body"/>
      <text:p text:style-name="Text_20_body">void write_error(const char *msg) {</text:p>
      <text:p text:style-name="Text_20_body"><text:s text:c="4"/>write(STDERR_FILENO, msg, sizeof(msg) - 1);</text:p>
      <text:p text:style-name="Text_20_body">}</text:p>
      <text:p text:style-name="Text_20_body"/>
      <text:p text:style-name="Text_20_body">int generate_keys(int *key1, int *key2) {</text:p>
      <text:p text:style-name="Text_20_body"><text:s text:c="4"/>if ((*key1 = ftok("main.c", 0)) == -1) {</text:p>
      <text:p text:style-name="Text_20_body"><text:s text:c="8"/>write_error("ftok error\n");</text:p>
      <text:p text:style-name="Text_20_body"><text:s text:c="8"/>return -1;</text:p>
      <text:p text:style-name="Text_20_body"><text:s text:c="4"/>}</text:p>
      <text:p text:style-name="Text_20_body"><text:s text:c="4"/>if ((*key2 = ftok("child.c", 0)) == -1) {</text:p>
      <text:p text:style-name="Text_20_body"><text:s text:c="8"/>write_error("ftok error\n");</text:p>
      <text:p text:style-name="Text_20_body"><text:soft-page-break/><text:s text:c="8"/>return -1;</text:p>
      <text:p text:style-name="Text_20_body"><text:s text:c="4"/>}</text:p>
      <text:p text:style-name="Text_20_body"><text:s text:c="4"/>return 0;</text:p>
      <text:p text:style-name="Text_20_body">}</text:p>
      <text:p text:style-name="Text_20_body"/>
      <text:p text:style-name="Text_20_body">int shmem_get(int *shmid, int key, size_t size) {</text:p>
      <text:p text:style-name="Text_20_body"><text:s text:c="4"/>if ((*shmid = shmget(key, size, SHM_RDONLY)) == -1) {</text:p>
      <text:p text:style-name="Text_20_body"><text:s text:c="8"/>write_error("shmget error\n");</text:p>
      <text:p text:style-name="Text_20_body"><text:s text:c="8"/>return -1;</text:p>
      <text:p text:style-name="Text_20_body"><text:s text:c="4"/>}</text:p>
      <text:p text:style-name="Text_20_body"><text:s text:c="4"/>return 0;</text:p>
      <text:p text:style-name="Text_20_body">}</text:p>
      <text:p text:style-name="Text_20_body"/>
      <text:p text:style-name="Text_20_body"/>
      <text:p text:style-name="Text_20_body">int main(int argc, char* argv[]) {</text:p>
      <text:p text:style-name="Text_20_body"><text:s text:c="4"/>int input;</text:p>
      <text:p text:style-name="Text_20_body"><text:s text:c="4"/>input = open(argv[1], O_RDONLY);</text:p>
      <text:p text:style-name="Text_20_body"><text:s text:c="4"/>if (input &lt; 0) {</text:p>
      <text:p text:style-name="Text_20_body"><text:s text:c="8"/>write_error("file error\n"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int output_size_key;</text:p>
      <text:p text:style-name="Text_20_body"><text:s text:c="4"/>int output_key;</text:p>
      <text:p text:style-name="Text_20_body"><text:s text:c="4"/>if (generate_keys(&amp;output_size_key, &amp;output_key)) {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pid_t child;</text:p>
      <text:p text:style-name="Text_20_body"><text:s text:c="4"/>child = fork();</text:p>
      <text:p text:style-name="Text_20_body"/>
      <text:p text:style-name="Text_20_body"><text:s text:c="4"/>switch (child) </text:p>
      <text:p text:style-name="Text_20_body"><text:soft-page-break/><text:s text:c="4"/>{</text:p>
      <text:p text:style-name="Text_20_body"><text:s text:c="4"/>case -1:</text:p>
      <text:p text:style-name="Text_20_body"><text:s text:c="8"/>write_error("fork error\n");</text:p>
      <text:p text:style-name="Text_20_body"><text:s text:c="8"/>return -1;</text:p>
      <text:p text:style-name="Text_20_body"/>
      <text:p text:style-name="Text_20_body"><text:s text:c="4"/>case 0:</text:p>
      <text:p text:style-name="Text_20_body"><text:s text:c="8"/>dup2(input, STDIN_FILENO);</text:p>
      <text:p text:style-name="Text_20_body"><text:s text:c="4"/></text:p>
      <text:p text:style-name="Text_20_body"><text:s text:c="8"/>if (execve("child.out", argv, NULL) != 0) {</text:p>
      <text:p text:style-name="Text_20_body"><text:s text:c="12"/>write_error("execve error\n");</text:p>
      <text:p text:style-name="Text_20_body"><text:s text:c="12"/>return -1;</text:p>
      <text:p text:style-name="Text_20_body"><text:s text:c="8"/>}</text:p>
      <text:p text:style-name="Text_20_body"><text:s text:c="8"/>break;</text:p>
      <text:p text:style-name="Text_20_body"><text:s text:c="4"/></text:p>
      <text:p text:style-name="Text_20_body"><text:s text:c="4"/>default:</text:p>
      <text:p text:style-name="Text_20_body"><text:s text:c="8"/>waitpid(child, NULL, 0);</text:p>
      <text:p text:style-name="Text_20_body"><text:s text:c="4"/>}</text:p>
      <text:p text:style-name="Text_20_body"/>
      <text:p text:style-name="Text_20_body"><text:s text:c="4"/>int output_size_shmid;</text:p>
      <text:p text:style-name="Text_20_body"><text:s text:c="4"/>if (shmem_get(&amp;output_size_shmid, output_size_key, sizeof(size_t))) {</text:p>
      <text:p text:style-name="Text_20_body"><text:s text:c="8"/>return -1;</text:p>
      <text:p text:style-name="Text_20_body"><text:s text:c="4"/>}</text:p>
      <text:p text:style-name="Text_20_body"><text:s text:c="4"/>size_t *output_size;</text:p>
      <text:p text:style-name="Text_20_body"><text:s text:c="4"/>if ((output_size = (size_t *)shmat(output_size_shmid, NULL, 0)) == NULL) {</text:p>
      <text:p text:style-name="Text_20_body"><text:s text:c="8"/>write_error("shmat error\n"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nt output_shmid;</text:p>
      <text:p text:style-name="Text_20_body"><text:s text:c="4"/>if (shmem_get(&amp;output_shmid, output_key, *output_size * sizeof(char))) {</text:p>
      <text:p text:style-name="Text_20_body"><text:s text:c="8"/>return -1;</text:p>
      <text:p text:style-name="Text_20_body"><text:s text:c="4"/>}</text:p>
      <text:p text:style-name="Text_20_body"><text:soft-page-break/><text:s text:c="4"/>char *output;</text:p>
      <text:p text:style-name="Text_20_body"><text:s text:c="4"/>if ((output = (char *)shmat(output_shmid, NULL, 0)) == NULL) {</text:p>
      <text:p text:style-name="Text_20_body"><text:s text:c="8"/>write_error("shmat error\n"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write(STDOUT_FILENO, output, (strlen(output)) * sizeof(char));</text:p>
      <text:p text:style-name="Text_20_body"><text:s text:c="8"/></text:p>
      <text:p text:style-name="Text_20_body"><text:s text:c="4"/>if (shmctl(output_size_shmid, 0, NULL) == -1) {</text:p>
      <text:p text:style-name="Text_20_body"><text:s text:c="8"/>write_error("shmctl error\n"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f (shmctl(output_shmid, 0, NULL) == -1) {</text:p>
      <text:p text:style-name="Text_20_body"><text:s text:c="8"/>write_error("shmctl error\n"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close(input);</text:p>
      <text:p text:style-name="Text_20_body"/>
      <text:p text:style-name="Text_20_body"><text:s text:c="4"/>return 0;</text:p>
      <text:p text:style-name="Text_20_body">}</text:p>
      <text:p text:style-name="Text_20_body"/>
      <text:p text:style-name="Text_20_body"/>
      <text:p text:style-name="Text_20_body">child.c:</text:p>
      <text:p text:style-name="Text_20_body"/>
      <text:p text:style-name="Text_20_body">#include &lt;unistd.h&gt;</text:p>
      <text:p text:style-name="Text_20_body">#include &lt;fcntl.h&gt;</text:p>
      <text:p text:style-name="Text_20_body">#include &lt;stdlib.h&gt;</text:p>
      <text:p text:style-name="Text_20_body">#include &lt;string.h&gt;</text:p>
      <text:p text:style-name="Text_20_body"/>
      <text:p text:style-name="Text_20_body">#include &lt;sys/shm.h&gt;</text:p>
      <text:p text:style-name="Text_20_body"><text:soft-page-break/>#include &lt;sys/ipc.h&gt;</text:p>
      <text:p text:style-name="Text_20_body">#include &lt;errno.h&gt;</text:p>
      <text:p text:style-name="Text_20_body"/>
      <text:p text:style-name="Text_20_body">#include &lt;stdio.h&gt; </text:p>
      <text:p text:style-name="Text_20_body"/>
      <text:p text:style-name="Text_20_body">void write_error(const char *msg) {</text:p>
      <text:p text:style-name="Text_20_body"><text:s text:c="4"/>write(STDERR_FILENO, msg, sizeof(msg) - 1);</text:p>
      <text:p text:style-name="Text_20_body">}</text:p>
      <text:p text:style-name="Text_20_body"/>
      <text:p text:style-name="Text_20_body">int read_double(char* inp, double* number) {</text:p>
      <text:p text:style-name="Text_20_body"><text:s text:c="4"/>double int_part = 0;</text:p>
      <text:p text:style-name="Text_20_body"><text:s text:c="4"/>double frac_part = 0;</text:p>
      <text:p text:style-name="Text_20_body"><text:s text:c="4"/>double sign = 1;</text:p>
      <text:p text:style-name="Text_20_body"><text:s text:c="4"/>if (*inp == '-') {</text:p>
      <text:p text:style-name="Text_20_body"><text:s text:c="8"/>sign = -1;</text:p>
      <text:p text:style-name="Text_20_body"><text:s text:c="8"/>++inp;</text:p>
      <text:p text:style-name="Text_20_body"><text:s text:c="4"/>}</text:p>
      <text:p text:style-name="Text_20_body"/>
      <text:p text:style-name="Text_20_body"><text:s text:c="4"/>while (*inp != '.' &amp;&amp; *inp != ',' &amp;&amp; *inp != 0) {</text:p>
      <text:p text:style-name="Text_20_body"><text:s text:c="8"/>if (*inp &lt; '0' || *inp &gt; '9') {</text:p>
      <text:p text:style-name="Text_20_body"><text:s text:c="12"/></text:p>
      <text:p text:style-name="Text_20_body"><text:s text:c="12"/>return 3;</text:p>
      <text:p text:style-name="Text_20_body"><text:s text:c="8"/>}</text:p>
      <text:p text:style-name="Text_20_body"><text:s text:c="8"/>int_part *= 10;</text:p>
      <text:p text:style-name="Text_20_body"><text:s text:c="8"/>int_part += (*inp - '0');</text:p>
      <text:p text:style-name="Text_20_body"><text:s text:c="8"/>++inp;</text:p>
      <text:p text:style-name="Text_20_body"><text:s text:c="4"/>}</text:p>
      <text:p text:style-name="Text_20_body"><text:s text:c="4"/>if (*inp == 0) {</text:p>
      <text:p text:style-name="Text_20_body"><text:s text:c="8"/>*number = sign * int_part;</text:p>
      <text:p text:style-name="Text_20_body"><text:s text:c="8"/>return 0;</text:p>
      <text:p text:style-name="Text_20_body"><text:s text:c="4"/>}</text:p>
      <text:p text:style-name="Text_20_body"><text:s text:c="4"/>while (*inp != 0) {++inp;}</text:p>
      <text:p text:style-name="Text_20_body"><text:soft-page-break/><text:s text:c="4"/>--inp;</text:p>
      <text:p text:style-name="Text_20_body"><text:s text:c="4"/>while (*inp != '.' &amp;&amp; *inp != ',') {</text:p>
      <text:p text:style-name="Text_20_body"><text:s text:c="8"/>if (*inp &lt; '0' || *inp &gt; '9' || *inp == 0) {</text:p>
      <text:p text:style-name="Text_20_body"><text:s text:c="12"/>return 3;</text:p>
      <text:p text:style-name="Text_20_body"><text:s text:c="8"/>}</text:p>
      <text:p text:style-name="Text_20_body"><text:s text:c="8"/>frac_part += (*inp - '0');</text:p>
      <text:p text:style-name="Text_20_body"><text:s text:c="8"/>frac_part /= 10;</text:p>
      <text:p text:style-name="Text_20_body"><text:s text:c="8"/>--inp;</text:p>
      <text:p text:style-name="Text_20_body"><text:s text:c="4"/>} </text:p>
      <text:p text:style-name="Text_20_body"><text:s text:c="4"/>*number = sign * (int_part + frac_part);</text:p>
      <text:p text:style-name="Text_20_body"><text:s text:c="4"/>return 0;</text:p>
      <text:p text:style-name="Text_20_body">}</text:p>
      <text:p text:style-name="Text_20_body"/>
      <text:p text:style-name="Text_20_body">int read_until_space(int fd, char *targ, char *c) {</text:p>
      <text:p text:style-name="Text_20_body"><text:s text:c="4"/>char *ptr = targ;</text:p>
      <text:p text:style-name="Text_20_body"><text:s text:c="4"/>while (1) {</text:p>
      <text:p text:style-name="Text_20_body"><text:s text:c="8"/>if (read(fd, c, sizeof(char)) == 0) {</text:p>
      <text:p text:style-name="Text_20_body"><text:s text:c="12"/>*ptr = 0;</text:p>
      <text:p text:style-name="Text_20_body"><text:s text:c="12"/>*c = '\n';</text:p>
      <text:p text:style-name="Text_20_body"><text:s text:c="12"/>return 1;</text:p>
      <text:p text:style-name="Text_20_body"><text:s text:c="8"/>}</text:p>
      <text:p text:style-name="Text_20_body"><text:s text:c="8"/>if (*c == ' ' || *c == '\t' || *c == '\n') {</text:p>
      <text:p text:style-name="Text_20_body"><text:s text:c="12"/>*ptr = 0;</text:p>
      <text:p text:style-name="Text_20_body"><text:s text:c="12"/>return 0;</text:p>
      <text:p text:style-name="Text_20_body"><text:s text:c="8"/>}</text:p>
      <text:p text:style-name="Text_20_body"><text:s text:c="8"/>*ptr = *c;</text:p>
      <text:p text:style-name="Text_20_body"><text:s text:c="8"/>++ptr;</text:p>
      <text:p text:style-name="Text_20_body"><text:s text:c="4"/>}</text:p>
      <text:p text:style-name="Text_20_body">}</text:p>
      <text:p text:style-name="Text_20_body"/>
      <text:p text:style-name="Text_20_body">int generate_keys(int *key1, int *key2) {</text:p>
      <text:p text:style-name="Text_20_body"><text:s text:c="4"/>if ((*key1 = ftok("main.c", 0)) == -1) {</text:p>
      <text:p text:style-name="Text_20_body"><text:soft-page-break/><text:s text:c="8"/>write_error("ftok error\n");</text:p>
      <text:p text:style-name="Text_20_body"><text:s text:c="8"/>return -1;</text:p>
      <text:p text:style-name="Text_20_body"><text:s text:c="4"/>}</text:p>
      <text:p text:style-name="Text_20_body"><text:s text:c="4"/>if ((*key2 = ftok("child.c", 0)) == -1) {</text:p>
      <text:p text:style-name="Text_20_body"><text:s text:c="8"/>write_error("ftok error\n");</text:p>
      <text:p text:style-name="Text_20_body"><text:s text:c="8"/>return -1;</text:p>
      <text:p text:style-name="Text_20_body"><text:s text:c="4"/>}</text:p>
      <text:p text:style-name="Text_20_body"><text:s text:c="4"/>return 0;</text:p>
      <text:p text:style-name="Text_20_body">}</text:p>
      <text:p text:style-name="Text_20_body"/>
      <text:p text:style-name="Text_20_body">int shmem_create(int *shmid, int key, size_t size) {</text:p>
      <text:p text:style-name="Text_20_body"><text:s text:c="4"/>if ((*shmid = shmget(key, size, IPC_CREAT|IPC_EXCL|0666)) == -1) {</text:p>
      <text:p text:style-name="Text_20_body"><text:s text:c="8"/>if (errno != EEXIST) {</text:p>
      <text:p text:style-name="Text_20_body"><text:s text:c="12"/>write_error("shmget error\n");</text:p>
      <text:p text:style-name="Text_20_body"><text:s text:c="12"/>return -1;</text:p>
      <text:p text:style-name="Text_20_body"><text:s text:c="8"/>}</text:p>
      <text:p text:style-name="Text_20_body"/>
      <text:p text:style-name="Text_20_body"><text:s text:c="8"/>if ((*shmid = shmget(key, size, 0666)) == -1) {</text:p>
      <text:p text:style-name="Text_20_body"><text:s text:c="12"/>write_error("shmget error\n");</text:p>
      <text:p text:style-name="Text_20_body"><text:s text:c="12"/>return -1;</text:p>
      <text:p text:style-name="Text_20_body"><text:s text:c="8"/>}</text:p>
      <text:p text:style-name="Text_20_body"><text:s text:c="8"/>if (shmctl(*shmid, 0, NULL) &lt; 0) {</text:p>
      <text:p text:style-name="Text_20_body"><text:s text:c="12"/>write_error("shmctl error\n");</text:p>
      <text:p text:style-name="Text_20_body"><text:s text:c="12"/>return -1;</text:p>
      <text:p text:style-name="Text_20_body"><text:s text:c="8"/>}</text:p>
      <text:p text:style-name="Text_20_body"><text:s text:c="8"/>if ((*shmid = shmget(key, size, IPC_CREAT|IPC_EXCL|0666)) == -1) {</text:p>
      <text:p text:style-name="Text_20_body"><text:s text:c="12"/>write_error("shmget error\n");</text:p>
      <text:p text:style-name="Text_20_body"><text:s text:c="12"/>return -1;</text:p>
      <text:p text:style-name="Text_20_body"><text:s text:c="8"/>}</text:p>
      <text:p text:style-name="Text_20_body"><text:s text:c="4"/>}</text:p>
      <text:p text:style-name="Text_20_body"><text:s text:c="4"/>return 0;</text:p>
      <text:p text:style-name="Text_20_body">}</text:p>
      <text:p text:style-name="Text_20_body"><text:soft-page-break/></text:p>
      <text:p text:style-name="Text_20_body"/>
      <text:p text:style-name="Text_20_body">int main(int argc, char* argv[]) {</text:p>
      <text:p text:style-name="Text_20_body"/>
      <text:p text:style-name="Text_20_body"><text:s text:c="4"/>int output_size_key;</text:p>
      <text:p text:style-name="Text_20_body"><text:s text:c="4"/>int output_key;</text:p>
      <text:p text:style-name="Text_20_body"><text:s text:c="4"/>if (generate_keys(&amp;output_size_key, &amp;output_key)) {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int output_size_shmid;</text:p>
      <text:p text:style-name="Text_20_body"><text:s text:c="4"/>if (shmem_create(&amp;output_size_shmid, output_size_key, sizeof(size_t))) {</text:p>
      <text:p text:style-name="Text_20_body"><text:s text:c="8"/>return -1;</text:p>
      <text:p text:style-name="Text_20_body"><text:s text:c="4"/>}</text:p>
      <text:p text:style-name="Text_20_body"><text:s text:c="4"/>size_t *output_size;</text:p>
      <text:p text:style-name="Text_20_body"><text:s text:c="4"/>if ((output_size = (size_t *)shmat(output_size_shmid, NULL, 0)) == NULL) {</text:p>
      <text:p text:style-name="Text_20_body"><text:s text:c="8"/>write_error("shmat error\n");</text:p>
      <text:p text:style-name="Text_20_body"><text:s text:c="8"/>return -1;</text:p>
      <text:p text:style-name="Text_20_body"><text:s text:c="4"/>}</text:p>
      <text:p text:style-name="Text_20_body"><text:s text:c="4"/>*output_size = 0;</text:p>
      <text:p text:style-name="Text_20_body"/>
      <text:p text:style-name="Text_20_body"><text:s text:c="4"/>char c = ' ';</text:p>
      <text:p text:style-name="Text_20_body"/>
      <text:p text:style-name="Text_20_body"><text:s text:c="4"/>char word[64];</text:p>
      <text:p text:style-name="Text_20_body"><text:s text:c="4"/>char *ptr = word;</text:p>
      <text:p text:style-name="Text_20_body"/>
      <text:p text:style-name="Text_20_body"><text:s text:c="4"/>char *output_buff;</text:p>
      <text:p text:style-name="Text_20_body"><text:s text:c="4"/>size_t len = 256;</text:p>
      <text:p text:style-name="Text_20_body"><text:s text:c="4"/>if ((output_buff = (char *)malloc(len * sizeof(char))) == NULL) {</text:p>
      <text:p text:style-name="Text_20_body"><text:s text:c="8"/>write_error("malloc error\n");</text:p>
      <text:p text:style-name="Text_20_body"><text:s text:c="8"/>return -1;</text:p>
      <text:p text:style-name="Text_20_body"><text:s text:c="4"/>}</text:p>
      <text:p text:style-name="Text_20_body"><text:soft-page-break/><text:s text:c="4"/></text:p>
      <text:p text:style-name="Text_20_body"><text:s text:c="4"/>double num;</text:p>
      <text:p text:style-name="Text_20_body"><text:s text:c="4"/>double sum = 0;</text:p>
      <text:p text:style-name="Text_20_body"><text:s text:c="4"/>int f = 1;</text:p>
      <text:p text:style-name="Text_20_body"><text:s text:c="4"/>char *w = output_buff;</text:p>
      <text:p text:style-name="Text_20_body"/>
      <text:p text:style-name="Text_20_body"><text:s text:c="4"/>while (f) {</text:p>
      <text:p text:style-name="Text_20_body"><text:s text:c="8"/>if (read_until_space(STDIN_FILENO, word, &amp;c)) {</text:p>
      <text:p text:style-name="Text_20_body"><text:s text:c="12"/>f = 0;</text:p>
      <text:p text:style-name="Text_20_body"><text:s text:c="8"/>}</text:p>
      <text:p text:style-name="Text_20_body"><text:s text:c="8"/>if (strlen(word) == 0) {</text:p>
      <text:p text:style-name="Text_20_body"><text:s text:c="12"/>break;</text:p>
      <text:p text:style-name="Text_20_body"><text:s text:c="8"/>}</text:p>
      <text:p text:style-name="Text_20_body"><text:s text:c="8"/>if ((read_double(word, &amp;num)) != 0) {</text:p>
      <text:p text:style-name="Text_20_body"><text:s text:c="12"/>write_error("error reading double");</text:p>
      <text:p text:style-name="Text_20_body"><text:s text:c="12"/>return -1;</text:p>
      <text:p text:style-name="Text_20_body"><text:s text:c="8"/>}</text:p>
      <text:p text:style-name="Text_20_body"><text:s text:c="8"/></text:p>
      <text:p text:style-name="Text_20_body"><text:s text:c="8"/>sum += num;</text:p>
      <text:p text:style-name="Text_20_body"><text:s text:c="8"/>ptr = word;</text:p>
      <text:p text:style-name="Text_20_body"><text:s/></text:p>
      <text:p text:style-name="Text_20_body"><text:s text:c="8"/>if (c == '\n') {</text:p>
      <text:p text:style-name="Text_20_body"><text:s text:c="12"/></text:p>
      <text:p text:style-name="Text_20_body"><text:s text:c="12"/>sprintf(word, "%g", sum);</text:p>
      <text:p text:style-name="Text_20_body"><text:s text:c="12"/>sum = 0;</text:p>
      <text:p text:style-name="Text_20_body"/>
      <text:p text:style-name="Text_20_body"><text:s text:c="12"/>strcpy(w, word);</text:p>
      <text:p text:style-name="Text_20_body"/>
      <text:p text:style-name="Text_20_body"><text:s text:c="12"/>w[strlen(w)] = '\n'; <text:s text:c="3"/></text:p>
      <text:p text:style-name="Text_20_body"><text:s text:c="12"/>w[strlen(w)] = 0;</text:p>
      <text:p text:style-name="Text_20_body"><text:s text:c="12"/>w = &amp;(w[strlen(w)]);</text:p>
      <text:p text:style-name="Text_20_body"/>
      <text:p text:style-name="Text_20_body"><text:soft-page-break/><text:s text:c="12"/>(*output_size)++;</text:p>
      <text:p text:style-name="Text_20_body"/>
      <text:p text:style-name="Text_20_body"><text:s text:c="12"/>if (len - strlen(output_buff) &lt; 64) {</text:p>
      <text:p text:style-name="Text_20_body"><text:s text:c="16"/>len *= 2;</text:p>
      <text:p text:style-name="Text_20_body"><text:s text:c="16"/>output_buff = (char *)realloc(output_buff, len * sizeof(char));</text:p>
      <text:p text:style-name="Text_20_body"><text:s text:c="16"/>if (output_buff == NULL) {</text:p>
      <text:p text:style-name="Text_20_body"><text:s text:c="20"/>write_error("realloc error\n");</text:p>
      <text:p text:style-name="Text_20_body"><text:s text:c="20"/>return -1;</text:p>
      <text:p text:style-name="Text_20_body"><text:s text:c="16"/>}</text:p>
      <text:p text:style-name="Text_20_body"><text:s text:c="12"/>}</text:p>
      <text:p text:style-name="Text_20_body"><text:s text:c="8"/>}</text:p>
      <text:p text:style-name="Text_20_body"><text:s text:c="4"/>}</text:p>
      <text:p text:style-name="Text_20_body"><text:s text:c="4"/>int output_shmid;</text:p>
      <text:p text:style-name="Text_20_body"><text:s text:c="4"/>if (shmem_create(&amp;output_shmid, output_key, *output_size * sizeof(char))) {</text:p>
      <text:p text:style-name="Text_20_body"><text:s text:c="8"/>return -1;</text:p>
      <text:p text:style-name="Text_20_body"><text:s text:c="4"/>}</text:p>
      <text:p text:style-name="Text_20_body"><text:s text:c="4"/>char *output;</text:p>
      <text:p text:style-name="Text_20_body"><text:s text:c="4"/>if ((output = (char *)shmat(output_shmid, NULL, 0)) == NULL) {</text:p>
      <text:p text:style-name="Text_20_body"><text:s text:c="8"/>write_error("shmgat error\n"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strcpy(output, output_buff);</text:p>
      <text:p text:style-name="Text_20_body"/>
      <text:p text:style-name="Text_20_body"><text:s text:c="4"/>if (shmdt(output) != 0) {</text:p>
      <text:p text:style-name="Text_20_body"><text:s text:c="8"/>write_error("shmdt error\n");</text:p>
      <text:p text:style-name="Text_20_body"><text:s text:c="8"/>return -1;</text:p>
      <text:p text:style-name="Text_20_body"><text:s text:c="4"/>}</text:p>
      <text:p text:style-name="Text_20_body"><text:s text:c="4"/>if (shmdt(output_size) != 0) {</text:p>
      <text:p text:style-name="Text_20_body"><text:s text:c="8"/>write_error("shmdt error\n");</text:p>
      <text:p text:style-name="Text_20_body"><text:s text:c="8"/>return -1;</text:p>
      <text:p text:style-name="Text_20_body"><text:s text:c="4"/>}</text:p>
      <text:p text:style-name="Text_20_body"><text:soft-page-break/><text:s text:c="4"/>free(output_buff);</text:p>
      <text:p text:style-name="Text_20_body"><text:s text:c="4"/>close(STDIN_FILENO);</text:p>
      <text:p text:style-name="Text_20_body"><text:s text:c="6"/></text:p>
      <text:p text:style-name="Text_20_body"><text:s text:c="4"/>return 0;</text:p>
      <text:p text:style-name="Text_20_body">}</text:p>
      <text:p text:style-name="P6">Протокол работы программы</text:p>
      <text:p text:style-name="P31"><text:span text:style-name="T29"><text:tab/></text:span><text:span text:style-name="T30">Вывод утилиты strace:</text:span></text:p>
      <text:p text:style-name="P31"><text:span text:style-name="T30"><text:line-break/></text:span><text:span text:style-name="T34">execve("./solution.out", ["./solution.out", "./inp.txt"], 0x7fff69934020 /* 68 vars */) = 0</text:span></text:p>
      <text:p text:style-name="P32"><text:span text:style-name="T31">brk(NULL) <text:s text:c="30"/>= 0x5afe2989f000</text:span></text:p>
      <text:p text:style-name="P32"><text:span text:style-name="T31">arch_prctl(0x3001 /* ARCH_??? */, 0x7ffc275717e0) = -1 EINVAL (Invalid argument)</text:span></text:p>
      <text:p text:style-name="P32"><text:span text:style-name="T31">mmap(NULL, 8192, PROT_READ|PROT_WRITE, MAP_PRIVATE|MAP_ANONYMOUS, -1, 0) = 0x7725a37c1000</text:span></text:p>
      <text:p text:style-name="P32"><text:span text:style-name="T31">access("/etc/ld.so.preload", R_OK) <text:s text:c="5"/>= -1 ENOENT (No such file or directory)</text:span></text:p>
      <text:p text:style-name="P32"><text:span text:style-name="T31">openat(AT_FDCWD, "/etc/ld.so.cache", O_RDONLY|O_CLOEXEC) = 3</text:span></text:p>
      <text:p text:style-name="P32"><text:span text:style-name="T31">newfstatat(3, "", {st_mode=S_IFREG|0644, st_size=77915, ...}, AT_EMPTY_PATH) = 0</text:span></text:p>
      <text:p text:style-name="P32"><text:span text:style-name="T31">mmap(NULL, 77915, PROT_READ, MAP_PRIVATE, 3, 0) = 0x7725a37ad000</text:span></text:p>
      <text:p text:style-name="P32"><text:span text:style-name="T31">close(3) <text:s text:c="31"/>= 0</text:span></text:p>
      <text:p text:style-name="P32"><text:span text:style-name="T31">openat(AT_FDCWD, "/lib/x86_64-linux-gnu/libc.so.6", O_RDONLY|O_CLOEXEC) = 3</text:span></text:p>
      <text:p text:style-name="P32"><text:span text:style-name="T31">read(3, "\177ELF\2\1\1\3\0\0\0\0\0\0\0\0\3\0&gt;\0\1\0\0\0P\237\2\0\0\0\0\0"..., 832) = 832</text:span></text:p>
      <text:p text:style-name="P32"><text:span text:style-name="T31">pread64(3, "\6\0\0\0\4\0\0\0@\0\0\0\0\0\0\0@\0\0\0\0\0\0\0@\0\0\0\0\0\0\0"..., 784, 64) = 784</text:span></text:p>
      <text:p text:style-name="P32"><text:span text:style-name="T31">pread64(3, "\4\0\0\0 \0\0\0\5\0\0\0GNU\0\2\0\0\300\4\0\0\0\3\0\0\0\0\0\0\0"..., 48, 848) = 48</text:span></text:p>
      <text:p text:style-name="P32"><text:span text:style-name="T31">pread64(3, "\4\0\0\0\24\0\0\0\3\0\0\0GNU\0I\17\357\204\3$\f\221\2039x\324\224\323\236S"..., 68, 896) = 68</text:span></text:p>
      <text:p text:style-name="P32"><text:span text:style-name="T31">newfstatat(3, "", {st_mode=S_IFREG|0755, st_size=2220400, ...}, AT_EMPTY_PATH) = 0</text:span></text:p>
      <text:p text:style-name="P32"><text:span text:style-name="T31">pread64(3, "\6\0\0\0\4\0\0\0@\0\0\0\0\0\0\0@\0\0\0\0\0\0\0@\0\0\0\0\0\0\0"..., 784, 64) = 784</text:span></text:p>
      <text:p text:style-name="P32"><text:span text:style-name="T31">mmap(NULL, 2264656, PROT_READ, MAP_PRIVATE|MAP_DENYWRITE, 3, 0) = 0x7725a3400000</text:span></text:p>
      <text:p text:style-name="P32"><text:span text:style-name="T31">mprotect(0x7725a3428000, 2023424, PROT_NONE) = 0</text:span></text:p>
      <text:p text:style-name="P32"><text:soft-page-break/><text:span text:style-name="T31">mmap(0x7725a3428000, 1658880, PROT_READ|PROT_EXEC, MAP_PRIVATE|MAP_FIXED|MAP_DENYWRITE, 3, 0x28000) = 0x7725a3428000</text:span></text:p>
      <text:p text:style-name="P32"><text:span text:style-name="T31">mmap(0x7725a35bd000, 360448, PROT_READ, MAP_PRIVATE|MAP_FIXED|MAP_DENYWRITE, 3, 0x1bd000) = 0x7725a35bd000</text:span></text:p>
      <text:p text:style-name="P32"><text:span text:style-name="T31">mmap(0x7725a3616000, 24576, PROT_READ|PROT_WRITE, MAP_PRIVATE|MAP_FIXED|MAP_DENYWRITE, 3, 0x215000) = 0x7725a3616000</text:span></text:p>
      <text:p text:style-name="P32"><text:span text:style-name="T31">mmap(0x7725a361c000, 52816, PROT_READ|PROT_WRITE, MAP_PRIVATE|MAP_FIXED|MAP_ANONYMOUS, -1, 0) = 0x7725a361c000</text:span></text:p>
      <text:p text:style-name="P32"><text:span text:style-name="T31">close(3) <text:s text:c="31"/>= 0</text:span></text:p>
      <text:p text:style-name="P32"><text:span text:style-name="T31">mmap(NULL, 12288, PROT_READ|PROT_WRITE, MAP_PRIVATE|MAP_ANONYMOUS, -1, 0) = 0x7725a37aa000</text:span></text:p>
      <text:p text:style-name="P32"><text:span text:style-name="T31">arch_prctl(ARCH_SET_FS, 0x7725a37aa740) = 0</text:span></text:p>
      <text:p text:style-name="P32"><text:span text:style-name="T31">set_tid_address(0x7725a37aaa10) <text:s text:c="8"/>= 6325</text:span></text:p>
      <text:p text:style-name="P32"><text:span text:style-name="T31">set_robust_list(0x7725a37aaa20, 24) <text:s text:c="4"/>= 0</text:span></text:p>
      <text:p text:style-name="P32"><text:span text:style-name="T31">rseq(0x7725a37ab0e0, 0x20, 0, 0x53053053) = 0</text:span></text:p>
      <text:p text:style-name="P32"><text:span text:style-name="T31">mprotect(0x7725a3616000, 16384, PROT_READ) = 0</text:span></text:p>
      <text:p text:style-name="P32"><text:span text:style-name="T31">mprotect(0x5afe2935e000, 4096, PROT_READ) = 0</text:span></text:p>
      <text:p text:style-name="P32"><text:span text:style-name="T31">mprotect(0x7725a37fb000, 8192, PROT_READ) = 0</text:span></text:p>
      <text:p text:style-name="P32"><text:span text:style-name="T31">prlimit64(0, RLIMIT_STACK, NULL, {rlim_cur=8192*1024, rlim_max=RLIM64_INFINITY}) = 0</text:span></text:p>
      <text:p text:style-name="P32"><text:span text:style-name="T31">munmap(0x7725a37ad000, 77915) <text:s text:c="10"/>= 0</text:span></text:p>
      <text:p text:style-name="P32"><text:span text:style-name="T31">openat(AT_FDCWD, "./inp.txt", O_RDONLY) = 3</text:span></text:p>
      <text:p text:style-name="P32"><text:span text:style-name="T31">newfstatat(AT_FDCWD, "main.c", {st_mode=S_IFREG|0664, st_size=2322, ...}, 0) = 0</text:span></text:p>
      <text:p text:style-name="P32"><text:span text:style-name="T31">newfstatat(AT_FDCWD, "child.c", {st_mode=S_IFREG|0664, st_size=4761, ...}, 0) = 0</text:span></text:p>
      <text:p text:style-name="P32"><text:span text:style-name="T31">clone(child_stack=NULL, flags=CLONE_CHILD_CLEARTID|CLONE_CHILD_SETTID|SIGCHLDstrace: Process 6326 attached</text:span></text:p>
      <text:p text:style-name="P32"><text:span text:style-name="T31">, child_tidptr=0x7725a37aaa10) = 6326</text:span></text:p>
      <text:p text:style-name="P32"><text:span text:style-name="T31">[pid <text:s/>6325] wait4(6326, <text:s/>&lt;unfinished ...&gt;</text:span></text:p>
      <text:p text:style-name="P32"><text:span text:style-name="T31">[pid <text:s/>6326] set_robust_list(0x7725a37aaa20, 24) = 0</text:span></text:p>
      <text:p text:style-name="P32"><text:span text:style-name="T31">[pid <text:s/>6326] dup2(3, 0) <text:s text:c="17"/>= 0</text:span></text:p>
      <text:p text:style-name="P32"><text:soft-page-break/><text:span text:style-name="T31">[pid <text:s/>6326] execve("child.out", ["./solution.out", "./inp.txt"], NULL) = 0</text:span></text:p>
      <text:p text:style-name="P32"><text:span text:style-name="T31">[pid <text:s/>6326] brk(NULL) <text:s text:c="18"/>= 0x5eff88014000</text:span></text:p>
      <text:p text:style-name="P32"><text:span text:style-name="T31">[pid <text:s/>6326] arch_prctl(0x3001 /* ARCH_??? */, 0x7ffd8a82c460) = -1 EINVAL (Invalid argument)</text:span></text:p>
      <text:p text:style-name="P32"><text:span text:style-name="T31">[pid <text:s/>6326] mmap(NULL, 8192, PROT_READ|PROT_WRITE, MAP_PRIVATE|MAP_ANONYMOUS, -1, 0) = 0x71c8fe075000</text:span></text:p>
      <text:p text:style-name="P32"><text:span text:style-name="T31">[pid <text:s/>6326] access("/etc/ld.so.preload", R_OK) = -1 ENOENT (No such file or directory)</text:span></text:p>
      <text:p text:style-name="P32"><text:span text:style-name="T31">[pid <text:s/>6326] openat(AT_FDCWD, "/etc/ld.so.cache", O_RDONLY|O_CLOEXEC) = 4</text:span></text:p>
      <text:p text:style-name="P32"><text:span text:style-name="T31">[pid <text:s/>6326] newfstatat(4, "", {st_mode=S_IFREG|0644, st_size=77915, ...}, AT_EMPTY_PATH) = 0</text:span></text:p>
      <text:p text:style-name="P32"><text:span text:style-name="T31">[pid <text:s/>6326] mmap(NULL, 77915, PROT_READ, MAP_PRIVATE, 4, 0) = 0x71c8fe061000</text:span></text:p>
      <text:p text:style-name="P32"><text:span text:style-name="T31">[pid <text:s/>6326] close(4) <text:s text:c="19"/>= 0</text:span></text:p>
      <text:p text:style-name="P32"><text:span text:style-name="T31">[pid <text:s/>6326] openat(AT_FDCWD, "/lib/x86_64-linux-gnu/libc.so.6", O_RDONLY|O_CLOEXEC) = 4</text:span></text:p>
      <text:p text:style-name="P32"><text:span text:style-name="T31">[pid <text:s/>6326] read(4, "\177ELF\2\1\1\3\0\0\0\0\0\0\0\0\3\0&gt;\0\1\0\0\0P\237\2\0\0\0\0\0"..., 832) = 832</text:span></text:p>
      <text:p text:style-name="P32"><text:span text:style-name="T31">[pid <text:s/>6326] pread64(4, "\6\0\0\0\4\0\0\0@\0\0\0\0\0\0\0@\0\0\0\0\0\0\0@\0\0\0\0\0\0\0"..., 784, 64) = 784</text:span></text:p>
      <text:p text:style-name="P32"><text:span text:style-name="T31">[pid <text:s/>6326] pread64(4, "\4\0\0\0 \0\0\0\5\0\0\0GNU\0\2\0\0\300\4\0\0\0\3\0\0\0\0\0\0\0"..., 48, 848) = 48</text:span></text:p>
      <text:p text:style-name="P32"><text:span text:style-name="T31">[pid <text:s/>6326] pread64(4, "\4\0\0\0\24\0\0\0\3\0\0\0GNU\0I\17\357\204\3$\f\221\2039x\324\224\323\236S"..., 68, 896) = 68</text:span></text:p>
      <text:p text:style-name="P32"><text:span text:style-name="T31">[pid <text:s/>6326] newfstatat(4, "", {st_mode=S_IFREG|0755, st_size=2220400, ...}, AT_EMPTY_PATH) = 0</text:span></text:p>
      <text:p text:style-name="P32"><text:span text:style-name="T31">[pid <text:s/>6326] pread64(4, "\6\0\0\0\4\0\0\0@\0\0\0\0\0\0\0@\0\0\0\0\0\0\0@\0\0\0\0\0\0\0"..., 784, 64) = 784</text:span></text:p>
      <text:p text:style-name="P32"><text:span text:style-name="T31">[pid <text:s/>6326] mmap(NULL, 2264656, PROT_READ, MAP_PRIVATE|MAP_DENYWRITE, 4, 0) = 0x71c8fde00000</text:span></text:p>
      <text:p text:style-name="P32"><text:span text:style-name="T31">[pid <text:s/>6326] mprotect(0x71c8fde28000, 2023424, PROT_NONE) = 0</text:span></text:p>
      <text:p text:style-name="P32"><text:span text:style-name="T31">[pid <text:s/>6326] mmap(0x71c8fde28000, 1658880, PROT_READ|PROT_EXEC, MAP_PRIVATE|MAP_FIXED|MAP_DENYWRITE, 4, 0x28000) = 0x71c8fde28000</text:span></text:p>
      <text:p text:style-name="P32"><text:soft-page-break/><text:span text:style-name="T31">[pid <text:s/>6326] mmap(0x71c8fdfbd000, 360448, PROT_READ, MAP_PRIVATE|MAP_FIXED|MAP_DENYWRITE, 4, 0x1bd000) = 0x71c8fdfbd000</text:span></text:p>
      <text:p text:style-name="P32"><text:span text:style-name="T31">[pid <text:s/>6326] mmap(0x71c8fe016000, 24576, PROT_READ|PROT_WRITE, MAP_PRIVATE|MAP_FIXED|MAP_DENYWRITE, 4, 0x215000) = 0x71c8fe016000</text:span></text:p>
      <text:p text:style-name="P32"><text:span text:style-name="T31">[pid <text:s/>6326] mmap(0x71c8fe01c000, 52816, PROT_READ|PROT_WRITE, MAP_PRIVATE|MAP_FIXED|MAP_ANONYMOUS, -1, 0) = 0x71c8fe01c000</text:span></text:p>
      <text:p text:style-name="P32"><text:span text:style-name="T31">[pid <text:s/>6326] close(4) <text:s text:c="19"/>= 0</text:span></text:p>
      <text:p text:style-name="P32"><text:span text:style-name="T31">[pid <text:s/>6326] mmap(NULL, 12288, PROT_READ|PROT_WRITE, MAP_PRIVATE|MAP_ANONYMOUS, -1, 0) = 0x71c8fe05e000</text:span></text:p>
      <text:p text:style-name="P32"><text:span text:style-name="T31">[pid <text:s/>6326] arch_prctl(ARCH_SET_FS, 0x71c8fe05e740) = 0</text:span></text:p>
      <text:p text:style-name="P32"><text:span text:style-name="T31">[pid <text:s/>6326] set_tid_address(0x71c8fe05ea10) = 6326</text:span></text:p>
      <text:p text:style-name="P32"><text:span text:style-name="T31">[pid <text:s/>6326] set_robust_list(0x71c8fe05ea20, 24) = 0</text:span></text:p>
      <text:p text:style-name="P32"><text:span text:style-name="T31">[pid <text:s/>6326] rseq(0x71c8fe05f0e0, 0x20, 0, 0x53053053) = 0</text:span></text:p>
      <text:p text:style-name="P32"><text:span text:style-name="T31">[pid <text:s/>6326] mprotect(0x71c8fe016000, 16384, PROT_READ) = 0</text:span></text:p>
      <text:p text:style-name="P32"><text:span text:style-name="T31">[pid <text:s/>6326] mprotect(0x5eff872b8000, 4096, PROT_READ) = 0</text:span></text:p>
      <text:p text:style-name="P32"><text:span text:style-name="T31">[pid <text:s/>6326] mprotect(0x71c8fe0af000, 8192, PROT_READ) = 0</text:span></text:p>
      <text:p text:style-name="P32"><text:span text:style-name="T31">[pid <text:s/>6326] prlimit64(0, RLIMIT_STACK, NULL, {rlim_cur=8192*1024, rlim_max=RLIM64_INFINITY}) = 0</text:span></text:p>
      <text:p text:style-name="P32"><text:span text:style-name="T31">[pid <text:s/>6326] munmap(0x71c8fe061000, 77915) = 0</text:span></text:p>
      <text:p text:style-name="P32"><text:span text:style-name="T31">[pid <text:s/>6326] newfstatat(AT_FDCWD, "main.c", {st_mode=S_IFREG|0664, st_size=2322, ...}, 0) = 0</text:span></text:p>
      <text:p text:style-name="P32"><text:span text:style-name="T31">[pid <text:s/>6326] newfstatat(AT_FDCWD, "child.c", {st_mode=S_IFREG|0664, st_size=4761, ...}, 0) = 0</text:span></text:p>
      <text:p text:style-name="P32"><text:span text:style-name="T31">[pid <text:s/>6326] shmget(0x53a6c, 8, IPC_CREAT|IPC_EXCL|0666) = 44</text:span></text:p>
      <text:p text:style-name="P32"><text:span text:style-name="T31">[pid <text:s/>6326] shmat(44, NULL, 0) <text:s text:c="9"/>= 0x71c8fe0ae000</text:span></text:p>
      <text:p text:style-name="P32"><text:span text:style-name="T31">[pid <text:s/>6326] getrandom("\xf7\x9a\x03\xa4\x23\x6d\x60\x6b", 8, GRND_NONBLOCK) = 8</text:span></text:p>
      <text:p text:style-name="P32"><text:span text:style-name="T31">[pid <text:s/>6326] brk(NULL) <text:s text:c="18"/>= 0x5eff88014000</text:span></text:p>
      <text:p text:style-name="P32"><text:span text:style-name="T31">[pid <text:s/>6326] brk(0x5eff88035000) <text:s text:c="8"/>= 0x5eff88035000</text:span></text:p>
      <text:p text:style-name="P32"><text:span text:style-name="T31">[pid <text:s/>6326] read(0, "0", 1) <text:s text:c="12"/>= 1</text:span></text:p>
      <text:p text:style-name="P32"><text:span text:style-name="T31">[pid <text:s/>6326] read(0, " ", 1) <text:s text:c="12"/>= 1</text:span></text:p>
      <text:p text:style-name="P32"><text:soft-page-break/><text:span text:style-name="T31">[pid <text:s/>6326] read(0, "0", 1) <text:s text:c="12"/>= 1</text:span></text:p>
      <text:p text:style-name="P32"><text:span text:style-name="T31">[pid <text:s/>6326] read(0, " ", 1) <text:s text:c="12"/>= 1</text:span></text:p>
      <text:p text:style-name="P32"><text:span text:style-name="T31">[pid <text:s/>6326] read(0, "0", 1) <text:s text:c="12"/>= 1</text:span></text:p>
      <text:p text:style-name="P32"><text:span text:style-name="T31">[pid <text:s/>6326] read(0, " ", 1) <text:s text:c="12"/>= 1</text:span></text:p>
      <text:p text:style-name="P32"><text:span text:style-name="T31">[pid <text:s/>6326] read(0, "1", 1) <text:s text:c="12"/>= 1</text:span></text:p>
      <text:p text:style-name="P32"><text:span text:style-name="T31">[pid <text:s/>6326] read(0, "\n", 1) <text:s text:c="11"/>= 1</text:span></text:p>
      <text:p text:style-name="P32"><text:span text:style-name="T31">[pid <text:s/>6326] read(0, "1", 1) <text:s text:c="12"/>= 1</text:span></text:p>
      <text:p text:style-name="P32"><text:span text:style-name="T31">[pid <text:s/>6326] read(0, ".", 1) <text:s text:c="12"/>= 1</text:span></text:p>
      <text:p text:style-name="P32"><text:span text:style-name="T31">[pid <text:s/>6326] read(0, "2", 1) <text:s text:c="12"/>= 1</text:span></text:p>
      <text:p text:style-name="P32"><text:span text:style-name="T31">[pid <text:s/>6326] read(0, " ", 1) <text:s text:c="12"/>= 1</text:span></text:p>
      <text:p text:style-name="P32"><text:span text:style-name="T31">[pid <text:s/>6326] read(0, "1", 1) <text:s text:c="12"/>= 1</text:span></text:p>
      <text:p text:style-name="P32"><text:span text:style-name="T31">[pid <text:s/>6326] read(0, "4", 1) <text:s text:c="12"/>= 1</text:span></text:p>
      <text:p text:style-name="P32"><text:span text:style-name="T31">[pid <text:s/>6326] read(0, " ", 1) <text:s text:c="12"/>= 1</text:span></text:p>
      <text:p text:style-name="P32"><text:span text:style-name="T31">[pid <text:s/>6326] read(0, "1", 1) <text:s text:c="12"/>= 1</text:span></text:p>
      <text:p text:style-name="P32"><text:span text:style-name="T31">[pid <text:s/>6326] read(0, "5", 1) <text:s text:c="12"/>= 1</text:span></text:p>
      <text:p text:style-name="P32"><text:span text:style-name="T31">[pid <text:s/>6326] read(0, ".", 1) <text:s text:c="12"/>= 1</text:span></text:p>
      <text:p text:style-name="P32"><text:span text:style-name="T31">[pid <text:s/>6326] read(0, "6", 1) <text:s text:c="12"/>= 1</text:span></text:p>
      <text:p text:style-name="P32"><text:span text:style-name="T31">[pid <text:s/>6326] read(0, "6", 1) <text:s text:c="12"/>= 1</text:span></text:p>
      <text:p text:style-name="P32"><text:span text:style-name="T31">[pid <text:s/>6326] read(0, "6", 1) <text:s text:c="12"/>= 1</text:span></text:p>
      <text:p text:style-name="P32"><text:span text:style-name="T31">[pid <text:s/>6326] read(0, "\n", 1) <text:s text:c="11"/>= 1</text:span></text:p>
      <text:p text:style-name="P32"><text:span text:style-name="T31">[pid <text:s/>6326] read(0, "1", 1) <text:s text:c="12"/>= 1</text:span></text:p>
      <text:p text:style-name="P32"><text:span text:style-name="T31">[pid <text:s/>6326] read(0, " ", 1) <text:s text:c="12"/>= 1</text:span></text:p>
      <text:p text:style-name="P32"><text:span text:style-name="T31">[pid <text:s/>6326] read(0, "2", 1) <text:s text:c="12"/>= 1</text:span></text:p>
      <text:p text:style-name="P32"><text:span text:style-name="T31">[pid <text:s/>6326] read(0, "3", 1) <text:s text:c="12"/>= 1</text:span></text:p>
      <text:p text:style-name="P32"><text:span text:style-name="T31">[pid <text:s/>6326] read(0, " ", 1) <text:s text:c="12"/>= 1</text:span></text:p>
      <text:p text:style-name="P32"><text:span text:style-name="T31">[pid <text:s/>6326] read(0, "-", 1) <text:s text:c="12"/>= 1</text:span></text:p>
      <text:p text:style-name="P32"><text:span text:style-name="T31">[pid <text:s/>6326] read(0, "1", 1) <text:s text:c="12"/>= 1</text:span></text:p>
      <text:p text:style-name="P32"><text:soft-page-break/><text:span text:style-name="T31">[pid <text:s/>6326] read(0, "6", 1) <text:s text:c="12"/>= 1</text:span></text:p>
      <text:p text:style-name="P32"><text:span text:style-name="T31">[pid <text:s/>6326] read(0, "\n", 1) <text:s text:c="11"/>= 1</text:span></text:p>
      <text:p text:style-name="P32"><text:span text:style-name="T31">[pid <text:s/>6326] read(0, "-", 1) <text:s text:c="12"/>= 1</text:span></text:p>
      <text:p text:style-name="P32"><text:span text:style-name="T31">[pid <text:s/>6326] read(0, "1", 1) <text:s text:c="12"/>= 1</text:span></text:p>
      <text:p text:style-name="P32"><text:span text:style-name="T31">[pid <text:s/>6326] read(0, ".", 1) <text:s text:c="12"/>= 1</text:span></text:p>
      <text:p text:style-name="P32"><text:span text:style-name="T31">[pid <text:s/>6326] read(0, "4", 1) <text:s text:c="12"/>= 1</text:span></text:p>
      <text:p text:style-name="P32"><text:span text:style-name="T31">[pid <text:s/>6326] read(0, " ", 1) <text:s text:c="12"/>= 1</text:span></text:p>
      <text:p text:style-name="P32"><text:span text:style-name="T31">[pid <text:s/>6326] read(0, "4", 1) <text:s text:c="12"/>= 1</text:span></text:p>
      <text:p text:style-name="P32"><text:span text:style-name="T31">[pid <text:s/>6326] read(0, " ", 1) <text:s text:c="12"/>= 1</text:span></text:p>
      <text:p text:style-name="P32"><text:span text:style-name="T31">[pid <text:s/>6326] read(0, "4", 1) <text:s text:c="12"/>= 1</text:span></text:p>
      <text:p text:style-name="P32"><text:span text:style-name="T31">[pid <text:s/>6326] read(0, "", 1) <text:s text:c="13"/>= 0</text:span></text:p>
      <text:p text:style-name="P32"><text:span text:style-name="T31">[pid <text:s/>6326] shmget(0x5516a, 4, IPC_CREAT|IPC_EXCL|0666) = 45</text:span></text:p>
      <text:p text:style-name="P32"><text:span text:style-name="T31">[pid <text:s/>6326] shmat(45, NULL, 0) <text:s text:c="9"/>= 0x71c8fe074000</text:span></text:p>
      <text:p text:style-name="P32"><text:span text:style-name="T31">[pid <text:s/>6326] shmdt(0x71c8fe074000) <text:s text:c="6"/>= 0</text:span></text:p>
      <text:p text:style-name="P32"><text:span text:style-name="T31">[pid <text:s/>6326] shmdt(0x71c8fe0ae000) <text:s text:c="6"/>= 0</text:span></text:p>
      <text:p text:style-name="P32"><text:span text:style-name="T31">[pid <text:s/>6326] close(0) <text:s text:c="19"/>= 0</text:span></text:p>
      <text:p text:style-name="P32"><text:span text:style-name="T31">[pid <text:s/>6326] exit_group(0) <text:s text:c="14"/>= ?</text:span></text:p>
      <text:p text:style-name="P32"><text:span text:style-name="T31">[pid <text:s/>6326] +++ exited with 0 +++</text:span></text:p>
      <text:p text:style-name="P32"><text:span text:style-name="T31">&lt;... wait4 resumed&gt;NULL, 0, NULL) <text:s text:c="6"/>= 6326</text:span></text:p>
      <text:p text:style-name="P32"><text:span text:style-name="T31">--- SIGCHLD {si_signo=SIGCHLD, si_code=CLD_EXITED, si_pid=6326, si_uid=1000, si_status=0, si_utime=0, si_stime=0} ---</text:span></text:p>
      <text:p text:style-name="P32"><text:span text:style-name="T31">shmget(0x53a6c, 8, SHM_NORESERVE|000) <text:s text:c="2"/>= 44</text:span></text:p>
      <text:p text:style-name="P32"><text:span text:style-name="T31">shmat(44, NULL, 0) <text:s text:c="21"/>= 0x7725a37fa000</text:span></text:p>
      <text:p text:style-name="P32"><text:span text:style-name="T31">shmget(0x5516a, 4, SHM_NORESERVE|000) <text:s text:c="2"/>= 45</text:span></text:p>
      <text:p text:style-name="P32"><text:span text:style-name="T31">shmat(45, NULL, 0) <text:s text:c="21"/>= 0x7725a37c0000</text:span></text:p>
      <text:p text:style-name="P32"><text:span text:style-name="T31">write(1, "1\n30.866\n8\n6.6\n", 151</text:span></text:p>
      <text:p text:style-name="P32"><text:span text:style-name="T31">30.866</text:span></text:p>
      <text:p text:style-name="P32"><text:span text:style-name="T31">8</text:span></text:p>
      <text:p text:style-name="P32"><text:soft-page-break/><text:span text:style-name="T31">6.6</text:span></text:p>
      <text:p text:style-name="P32"><text:span text:style-name="T31">) <text:s text:c="4"/>= 15</text:span></text:p>
      <text:p text:style-name="P32"><text:span text:style-name="T31">shmctl(44, IPC_RMID, NULL) <text:s text:c="13"/>= 0</text:span></text:p>
      <text:p text:style-name="P32"><text:span text:style-name="T31">shmctl(45, IPC_RMID, NULL) <text:s text:c="13"/>= 0</text:span></text:p>
      <text:p text:style-name="P32"><text:span text:style-name="T31">close(3) <text:s text:c="31"/>= 0</text:span></text:p>
      <text:p text:style-name="P32"><text:span text:style-name="T31">exit_group(0) <text:s text:c="26"/>= ?</text:span></text:p>
      <text:p text:style-name="P32"><text:span text:style-name="T31">+++ exited with 0 +++</text:span><text:span text:style-name="T32"><text:line-break/></text:span></text:p>
      <text:p text:style-name="P6">Вывод</text:p>
      <text:p text:style-name="Text_20_body"><text:tab/><text:span text:style-name="T33">Написал и отладил программу на языке си, реализующую алгоритм в соответсвии с заданием варианта, с использованием разделяемой памя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49:37.955282328</meta:creation-date>
    <dc:date>2024-11-24T15:54:28.454754563</dc:date>
    <meta:editing-duration>PT1H13M5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1" meta:paragraph-count="518" meta:word-count="2580" meta:character-count="21344" meta:non-whitespace-character-count="16679"/>
  </office:meta>
</office:document-meta>
</file>